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4pt" style:font-name-asian="Times New Roman1" style:font-size-asian="14pt" style:language-asian="de" style:country-asian="DE" style:font-name-complex="Times New Roman1" style:font-size-complex="14pt"/>
    </style:style>
    <style:style style:name="P2" style:family="paragraph" style:parent-style-name="List_20_Paragraph">
      <style:paragraph-properties fo:margin-top="0.176cm" fo:margin-bottom="0.212cm" style:line-height-at-least="0.635cm" fo:background-color="#ffffff">
        <style:background-image/>
      </style:paragraph-properties>
    </style:style>
    <style:style style:name="P3" style:family="paragraph" style:parent-style-name="List_20_Paragraph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>
        <style:tab-stops>
          <style:tab-stop style:position="14.34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margin-top="0.265cm" fo:margin-bottom="0.794cm" style:line-height-at-least="0.635cm"/>
      <style:text-properties fo:color="#000000" style:font-name="Times New Roman" fo:font-size="14pt" style:font-name-asian="Times New Roman1" style:font-size-asian="14pt" style:language-asian="de" style:country-asian="DE" style:font-name-complex="Times New Roman1" style:font-size-complex="14pt" style:font-weight-complex="bold"/>
    </style:style>
    <style:style style:name="P7" style:family="paragraph" style:parent-style-name="Standard">
      <style:paragraph-properties fo:margin-left="0.635cm" fo:margin-right="0cm" fo:margin-top="0.265cm" fo:margin-bottom="0.794cm" style:line-height-at-least="0.635cm" fo:text-indent="0cm" style:auto-text-indent="false"/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  <style:style style:name="P8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</style:style>
    <style:style style:name="P9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List_20_Paragraph" style:list-style-name="WWNum3">
      <style:paragraph-properties fo:margin-top="0.176cm" fo:margin-bottom="0.212cm" style:line-height-at-least="0.635cm" fo:background-color="#ffffff">
        <style:background-image/>
      </style:paragraph-properties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P11" style:family="paragraph" style:parent-style-name="List_20_Paragraph" style:list-style-name="WWNum5">
      <style:paragraph-properties fo:margin-top="0.265cm" fo:margin-bottom="0.794cm" style:line-height-at-least="0.635cm"/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  <style:style style:name="P12" style:family="paragraph" style:parent-style-name="List_20_Paragraph" style:list-style-name="WWNum5">
      <style:paragraph-properties fo:margin-top="0.265cm" fo:margin-bottom="0.794cm" style:line-height-at-least="0.635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fo:color="#000000" style:font-name="Times New Roman" fo:font-size="12pt" style:font-name-asian="Times New Roman1" style:font-size-asian="12pt" style:language-asian="de" style:country-asian="DE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ltat unserer Internetrecherche</text:p>
      <text:p text:style-name="P4">Konkurrenz: „Pixel buds“ von Google</text:p>
      <text:list xml:id="list3907244787554866521" text:style-name="WWNum3">
        <text:list-item>
          <text:p text:style-name="P8"><text:span text:style-name="T1">man benötigt ein bestimmtes Betriebssystem (</text:span><text:span text:style-name="T2">Android 5.0 Lollipop oder höher, iOS 10 oder höher)</text:span></text:p>
        </text:list-item>
        <text:list-item>
          <text:p text:style-name="P9">ein Google Konto ist erforderlich</text:p>
        </text:list-item>
        <text:list-item>
          <text:p text:style-name="P9">es können Gebühren für Datenübertragungen auftreten</text:p>
        </text:list-item>
        <text:list-item>
          <text:p text:style-name="P10">benötigt Internet</text:p>
        </text:list-item>
      </text:list>
      <text:p text:style-name="P2"><text:span text:style-name="T2">(</text:span><text:a xlink:type="simple" xlink:href="https://store.google.com/" text:style-name="Internet_20_link" text:visited-style-name="Visited_20_Internet_20_Link">https://store.google.com/</text:a><text:span text:style-name="T2">)</text:span></text:p>
      <text:p text:style-name="P1">Kritik der Konkurrenz:</text:p>
      <text:list xml:id="list36416260" text:continue-numbering="true" text:style-name="WWNum3">
        <text:list-item>
          <text:p text:style-name="P10">schlechte Passform</text:p>
        </text:list-item>
        <text:list-item>
          <text:p text:style-name="P10">für Sportler geeignet – Diese lehnen das Produkt jedoch ab</text:p>
        </text:list-item>
        <text:list-item>
          <text:p text:style-name="P10">schlechte Soundqualität</text:p>
        </text:list-item>
      </text:list>
      <text:p text:style-name="P2"><text:span text:style-name="T2">(</text:span><text:a xlink:type="simple" xlink:href="https://www.heise.de/" text:style-name="Internet_20_link" text:visited-style-name="Visited_20_Internet_20_Link">https://www.heise.de/</text:a>)</text:p>
      <text:p text:style-name="P3"/>
      <text:h text:style-name="P6" text:outline-level="2">Konkurrenz: crowdfinanzierte Übersetzungskopfhörer „Pilot“</text:h>
      <text:list xml:id="list6665680152728693940" text:style-name="WWNum5">
        <text:list-item>
          <text:h text:style-name="P11" text:outline-level="2">Probleme bei der Übersetzung und beim Koppeln über Bluetooth</text:h>
        </text:list-item>
        <text:list-item>
          <text:h text:style-name="P11" text:outline-level="2">verzögerte Übersetzung</text:h>
        </text:list-item>
        <text:list-item>
          <text:h text:style-name="P11" text:outline-level="2">Gespräch wird auf dem Smartphone – Display angezeigt</text:h>
        </text:list-item>
        <text:list-item>
          <text:h text:style-name="P11" text:outline-level="2">Übersetzung kann auch ganz ohne Kopfhörer funktionieren</text:h>
        </text:list-item>
        <text:list-item>
          <text:h text:style-name="P11" text:outline-level="2">kann nur 15 Sprachen übersetzen</text:h>
        </text:list-item>
        <text:list-item>
          <text:h text:style-name="P11" text:outline-level="2">kostet 248 US – Dollar</text:h>
        </text:list-item>
        <text:list-item>
          <text:h text:style-name="P11" text:outline-level="2">erhältlich in den Farben rot, weiß und schwarz</text:h>
          <text:h text:style-name="P12" text:outline-level="2"><text:span text:style-name="T3">(</text:span><text:a xlink:type="simple" xlink:href="https://www.gruenderszene.de/business/pilot-waverly-labs-produkttest-uebersetzungs-kopfhoerer" text:style-name="Internet_20_link" text:visited-style-name="Visited_20_Internet_20_Link">https://www.gruenderszene.de/business/pilot-waverly-labs-produkttest-uebersetzungs-kopfhoerer</text:a><text:span text:style-name="T3">)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Tom Reinhardt</meta:initial-creator>
    <dc:creator>Kevin Renhardt</dc:creator>
    <meta:editing-cycles>3</meta:editing-cycles>
    <meta:creation-date>2019-03-15T09:20:00</meta:creation-date>
    <dc:date>2019-05-26T16:21:14.02</dc:date>
    <meta:editing-duration>PT1M35S</meta:editing-duration>
    <meta:generator>OpenOffice/4.1.5$Win32 OpenOffice.org_project/415m1$Build-9789</meta:generator>
    <meta:document-statistic meta:table-count="0" meta:image-count="0" meta:object-count="0" meta:page-count="1" meta:paragraph-count="21" meta:word-count="118" meta:character-count="8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